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ASSIGNACIÓ PROBLEMES A ENTREGAR ESTIMACIÓ <text:s/>PARAM. I CONTRAST HIPOT.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3" office:value-type="string">
            <text:p>Nom</text:p>
          </table:table-cell>
          <table:table-cell table:style-name="ce5" office:value-type="string">
            <text:p>Problema 1</text:p>
          </table:table-cell>
          <table:table-cell table:style-name="ce5" office:value-type="string">
            <text:p>Problema 2</text:p>
          </table:table-cell>
          <table:table-cell/>
        </table:table-row>
        <table:table-row table:style-name="ro3">
          <table:table-cell office:value-type="string">
            <text:p>43162189K</text:p>
          </table:table-cell>
          <table:table-cell office:value-type="string">
            <text:p>Aloy Gallent, Francisco Javier</text:p>
          </table:table-cell>
          <table:table-cell table:formula="of:=RANDBETWEEN(1;33)" office:value-type="float" office:value="24">
            <text:p>24</text:p>
          </table:table-cell>
          <table:table-cell table:formula="of:=RANDBETWEEN(1;33)" office:value-type="float" office:value="12">
            <text:p>12</text:p>
          </table:table-cell>
          <table:table-cell table:formula="of:=IF([.C5]=[.D5];&quot;iguals&quot;;&quot;&quot;)">
            <text:p/>
          </table:table-cell>
        </table:table-row>
        <table:table-row table:style-name="ro3">
          <table:table-cell office:value-type="string">
            <text:p>34069476J</text:p>
          </table:table-cell>
          <table:table-cell office:value-type="string">
            <text:p>Álvaro Ribas, Óscar Antonio</text:p>
          </table:table-cell>
          <table:table-cell table:formula="of:=RANDBETWEEN(1;33)" office:value-type="float" office:value="1">
            <text:p>1</text:p>
          </table:table-cell>
          <table:table-cell table:formula="of:=RANDBETWEEN(1;33)" office:value-type="float" office:value="33">
            <text:p>33</text:p>
          </table:table-cell>
          <table:table-cell table:formula="of:=IF([.C6]=[.D6];&quot;iguals&quot;;&quot;&quot;)">
            <text:p/>
          </table:table-cell>
        </table:table-row>
        <table:table-row table:style-name="ro3">
          <table:table-cell office:value-type="string">
            <text:p>43199000D</text:p>
          </table:table-cell>
          <table:table-cell office:value-type="string">
            <text:p>Barceló Bobillo, Maria Neus</text:p>
          </table:table-cell>
          <table:table-cell table:formula="of:=RANDBETWEEN(1;33)" office:value-type="float" office:value="23">
            <text:p>23</text:p>
          </table:table-cell>
          <table:table-cell table:formula="of:=RANDBETWEEN(1;33)" office:value-type="float" office:value="18">
            <text:p>18</text:p>
          </table:table-cell>
          <table:table-cell table:formula="of:=IF([.C7]=[.D7];&quot;iguals&quot;;&quot;&quot;)">
            <text:p/>
          </table:table-cell>
        </table:table-row>
        <table:table-row table:style-name="ro3">
          <table:table-cell office:value-type="string">
            <text:p>X2195067Q</text:p>
          </table:table-cell>
          <table:table-cell office:value-type="string">
            <text:p>Belghazi , Kaoutar</text:p>
          </table:table-cell>
          <table:table-cell table:formula="of:=RANDBETWEEN(1;33)" office:value-type="float" office:value="6">
            <text:p>6</text:p>
          </table:table-cell>
          <table:table-cell table:formula="of:=RANDBETWEEN(1;33)" office:value-type="float" office:value="27">
            <text:p>27</text:p>
          </table:table-cell>
          <table:table-cell table:formula="of:=IF([.C8]=[.D8];&quot;iguals&quot;;&quot;&quot;)">
            <text:p/>
          </table:table-cell>
        </table:table-row>
        <table:table-row table:style-name="ro3">
          <table:table-cell office:value-type="string">
            <text:p>43190653B</text:p>
          </table:table-cell>
          <table:table-cell office:value-type="string">
            <text:p>Bobadilla Fonollá, Tomás Enrique</text:p>
          </table:table-cell>
          <table:table-cell table:formula="of:=RANDBETWEEN(1;33)" office:value-type="float" office:value="7">
            <text:p>7</text:p>
          </table:table-cell>
          <table:table-cell table:formula="of:=RANDBETWEEN(1;33)" office:value-type="float" office:value="27">
            <text:p>27</text:p>
          </table:table-cell>
          <table:table-cell table:formula="of:=IF([.C9]=[.D9];&quot;iguals&quot;;&quot;&quot;)">
            <text:p/>
          </table:table-cell>
        </table:table-row>
        <table:table-row table:style-name="ro3">
          <table:table-cell office:value-type="string">
            <text:p>43123540N</text:p>
          </table:table-cell>
          <table:table-cell office:value-type="string">
            <text:p>Bordoy Vadell, Miguel Santiago</text:p>
          </table:table-cell>
          <table:table-cell table:formula="of:=RANDBETWEEN(1;33)" office:value-type="float" office:value="15">
            <text:p>15</text:p>
          </table:table-cell>
          <table:table-cell table:formula="of:=RANDBETWEEN(1;33)" office:value-type="float" office:value="20">
            <text:p>20</text:p>
          </table:table-cell>
          <table:table-cell table:formula="of:=IF([.C10]=[.D10];&quot;iguals&quot;;&quot;&quot;)">
            <text:p/>
          </table:table-cell>
        </table:table-row>
        <table:table-row table:style-name="ro3">
          <table:table-cell office:value-type="string">
            <text:p>43214147E</text:p>
          </table:table-cell>
          <table:table-cell office:value-type="string">
            <text:p>de Vera Encinas, Daniel José</text:p>
          </table:table-cell>
          <table:table-cell table:formula="of:=RANDBETWEEN(1;33)" office:value-type="float" office:value="20">
            <text:p>20</text:p>
          </table:table-cell>
          <table:table-cell table:formula="of:=RANDBETWEEN(1;33)" office:value-type="float" office:value="23">
            <text:p>23</text:p>
          </table:table-cell>
          <table:table-cell table:formula="of:=IF([.C11]=[.D11];&quot;iguals&quot;;&quot;&quot;)">
            <text:p/>
          </table:table-cell>
        </table:table-row>
        <table:table-row table:style-name="ro3">
          <table:table-cell office:value-type="string">
            <text:p>43122444C</text:p>
          </table:table-cell>
          <table:table-cell office:value-type="string">
            <text:p>Galmés Trueba, Lluís Miguel</text:p>
          </table:table-cell>
          <table:table-cell table:formula="of:=RANDBETWEEN(1;33)" office:value-type="float" office:value="3">
            <text:p>3</text:p>
          </table:table-cell>
          <table:table-cell table:formula="of:=RANDBETWEEN(1;33)" office:value-type="float" office:value="9">
            <text:p>9</text:p>
          </table:table-cell>
          <table:table-cell table:formula="of:=IF([.C12]=[.D12];&quot;iguals&quot;;&quot;&quot;)">
            <text:p/>
          </table:table-cell>
        </table:table-row>
        <table:table-row table:style-name="ro3">
          <table:table-cell office:value-type="string">
            <text:p>41540268Z</text:p>
          </table:table-cell>
          <table:table-cell office:value-type="string">
            <text:p>Gamon Runnenberg, Eric Anaut</text:p>
          </table:table-cell>
          <table:table-cell table:formula="of:=RANDBETWEEN(1;33)" office:value-type="float" office:value="24">
            <text:p>24</text:p>
          </table:table-cell>
          <table:table-cell table:formula="of:=RANDBETWEEN(1;33)" office:value-type="float" office:value="3">
            <text:p>3</text:p>
          </table:table-cell>
          <table:table-cell table:formula="of:=IF([.C13]=[.D13];&quot;iguals&quot;;&quot;&quot;)">
            <text:p/>
          </table:table-cell>
        </table:table-row>
        <table:table-row table:style-name="ro3">
          <table:table-cell office:value-type="string">
            <text:p>18236615F</text:p>
          </table:table-cell>
          <table:table-cell office:value-type="string">
            <text:p>Garau Villegas, Teresa Maria</text:p>
          </table:table-cell>
          <table:table-cell table:formula="of:=RANDBETWEEN(1;33)" office:value-type="float" office:value="21">
            <text:p>21</text:p>
          </table:table-cell>
          <table:table-cell table:formula="of:=RANDBETWEEN(1;33)" office:value-type="float" office:value="26">
            <text:p>26</text:p>
          </table:table-cell>
          <table:table-cell table:formula="of:=IF([.C14]=[.D14];&quot;iguals&quot;;&quot;&quot;)">
            <text:p/>
          </table:table-cell>
        </table:table-row>
        <table:table-row table:style-name="ro3">
          <table:table-cell office:value-type="string">
            <text:p>41508988Z</text:p>
          </table:table-cell>
          <table:table-cell office:value-type="string">
            <text:p>Llopis Garrido, Luis Borja</text:p>
          </table:table-cell>
          <table:table-cell table:formula="of:=RANDBETWEEN(1;33)" office:value-type="float" office:value="15">
            <text:p>15</text:p>
          </table:table-cell>
          <table:table-cell table:formula="of:=RANDBETWEEN(1;33)" office:value-type="float" office:value="28">
            <text:p>28</text:p>
          </table:table-cell>
          <table:table-cell table:formula="of:=IF([.C15]=[.D15];&quot;iguals&quot;;&quot;&quot;)">
            <text:p/>
          </table:table-cell>
        </table:table-row>
        <table:table-row table:style-name="ro3">
          <table:table-cell office:value-type="string">
            <text:p>43192751Q</text:p>
          </table:table-cell>
          <table:table-cell office:value-type="string">
            <text:p>Llull Salvà, Maria</text:p>
          </table:table-cell>
          <table:table-cell table:formula="of:=RANDBETWEEN(1;33)" office:value-type="float" office:value="23">
            <text:p>23</text:p>
          </table:table-cell>
          <table:table-cell table:formula="of:=RANDBETWEEN(1;33)" office:value-type="float" office:value="11">
            <text:p>11</text:p>
          </table:table-cell>
          <table:table-cell table:formula="of:=IF([.C16]=[.D16];&quot;iguals&quot;;&quot;&quot;)">
            <text:p/>
          </table:table-cell>
        </table:table-row>
        <table:table-row table:style-name="ro3">
          <table:table-cell office:value-type="string">
            <text:p>43181545B</text:p>
          </table:table-cell>
          <table:table-cell office:value-type="string">
            <text:p>Lopez Brines, David</text:p>
          </table:table-cell>
          <table:table-cell table:formula="of:=RANDBETWEEN(1;33)" office:value-type="float" office:value="17">
            <text:p>17</text:p>
          </table:table-cell>
          <table:table-cell table:formula="of:=RANDBETWEEN(1;33)" office:value-type="float" office:value="9">
            <text:p>9</text:p>
          </table:table-cell>
          <table:table-cell table:formula="of:=IF([.C17]=[.D17];&quot;iguals&quot;;&quot;&quot;)">
            <text:p/>
          </table:table-cell>
        </table:table-row>
        <table:table-row table:style-name="ro3">
          <table:table-cell office:value-type="string">
            <text:p>41538876W</text:p>
          </table:table-cell>
          <table:table-cell office:value-type="string">
            <text:p>López Cecilia, Antonio-Jesús</text:p>
          </table:table-cell>
          <table:table-cell table:formula="of:=RANDBETWEEN(1;33)" office:value-type="float" office:value="6">
            <text:p>6</text:p>
          </table:table-cell>
          <table:table-cell table:formula="of:=RANDBETWEEN(1;33)" office:value-type="float" office:value="19">
            <text:p>19</text:p>
          </table:table-cell>
          <table:table-cell table:formula="of:=IF([.C18]=[.D18];&quot;iguals&quot;;&quot;&quot;)">
            <text:p/>
          </table:table-cell>
        </table:table-row>
        <table:table-row table:style-name="ro3">
          <table:table-cell office:value-type="string">
            <text:p>47255548R</text:p>
          </table:table-cell>
          <table:table-cell office:value-type="string">
            <text:p>Mari Vargas, Antonio</text:p>
          </table:table-cell>
          <table:table-cell table:formula="of:=RANDBETWEEN(1;33)" office:value-type="float" office:value="22">
            <text:p>22</text:p>
          </table:table-cell>
          <table:table-cell table:formula="of:=RANDBETWEEN(1;33)" office:value-type="float" office:value="19">
            <text:p>19</text:p>
          </table:table-cell>
          <table:table-cell table:formula="of:=IF([.C19]=[.D19];&quot;iguals&quot;;&quot;&quot;)">
            <text:p/>
          </table:table-cell>
        </table:table-row>
        <table:table-row table:style-name="ro3">
          <table:table-cell office:value-type="string">
            <text:p>43192706V</text:p>
          </table:table-cell>
          <table:table-cell office:value-type="string">
            <text:p>Mas Carreras, Aina</text:p>
          </table:table-cell>
          <table:table-cell table:formula="of:=RANDBETWEEN(1;33)" office:value-type="float" office:value="5">
            <text:p>5</text:p>
          </table:table-cell>
          <table:table-cell table:formula="of:=RANDBETWEEN(1;33)" office:value-type="float" office:value="19">
            <text:p>19</text:p>
          </table:table-cell>
          <table:table-cell table:formula="of:=IF([.C20]=[.D20];&quot;iguals&quot;;&quot;&quot;)">
            <text:p/>
          </table:table-cell>
        </table:table-row>
        <table:table-row table:style-name="ro3">
          <table:table-cell office:value-type="string">
            <text:p>43163679Q</text:p>
          </table:table-cell>
          <table:table-cell office:value-type="string">
            <text:p>Morell Alemany, Margalida</text:p>
          </table:table-cell>
          <table:table-cell table:formula="of:=RANDBETWEEN(1;33)" office:value-type="float" office:value="4">
            <text:p>4</text:p>
          </table:table-cell>
          <table:table-cell table:formula="of:=RANDBETWEEN(1;33)" office:value-type="float" office:value="30">
            <text:p>30</text:p>
          </table:table-cell>
          <table:table-cell table:formula="of:=IF([.C21]=[.D21];&quot;iguals&quot;;&quot;&quot;)">
            <text:p/>
          </table:table-cell>
        </table:table-row>
        <table:table-row table:style-name="ro3">
          <table:table-cell office:value-type="string">
            <text:p>43178645D</text:p>
          </table:table-cell>
          <table:table-cell office:value-type="string">
            <text:p>Morro Cifre, Marc</text:p>
          </table:table-cell>
          <table:table-cell table:formula="of:=RANDBETWEEN(1;33)" office:value-type="float" office:value="32">
            <text:p>32</text:p>
          </table:table-cell>
          <table:table-cell table:formula="of:=RANDBETWEEN(1;33)" office:value-type="float" office:value="25">
            <text:p>25</text:p>
          </table:table-cell>
          <table:table-cell table:formula="of:=IF([.C22]=[.D22];&quot;iguals&quot;;&quot;&quot;)">
            <text:p/>
          </table:table-cell>
        </table:table-row>
        <table:table-row table:style-name="ro3">
          <table:table-cell office:value-type="string">
            <text:p>41520201A</text:p>
          </table:table-cell>
          <table:table-cell office:value-type="string">
            <text:p>Muntaner Capó, Antonio</text:p>
          </table:table-cell>
          <table:table-cell table:formula="of:=RANDBETWEEN(1;33)" office:value-type="float" office:value="6">
            <text:p>6</text:p>
          </table:table-cell>
          <table:table-cell table:formula="of:=RANDBETWEEN(1;33)" office:value-type="float" office:value="19">
            <text:p>19</text:p>
          </table:table-cell>
          <table:table-cell table:formula="of:=IF([.C23]=[.D23];&quot;iguals&quot;;&quot;&quot;)">
            <text:p/>
          </table:table-cell>
        </table:table-row>
        <table:table-row table:style-name="ro3">
          <table:table-cell office:value-type="string">
            <text:p>Y0278801D</text:p>
          </table:table-cell>
          <table:table-cell office:value-type="string">
            <text:p>Nguema Edu Nsaha, Marcial</text:p>
          </table:table-cell>
          <table:table-cell table:formula="of:=RANDBETWEEN(1;33)" office:value-type="float" office:value="3">
            <text:p>3</text:p>
          </table:table-cell>
          <table:table-cell table:formula="of:=RANDBETWEEN(1;33)" office:value-type="float" office:value="13">
            <text:p>13</text:p>
          </table:table-cell>
          <table:table-cell table:formula="of:=IF([.C24]=[.D24];&quot;iguals&quot;;&quot;&quot;)">
            <text:p/>
          </table:table-cell>
        </table:table-row>
        <table:table-row table:style-name="ro3">
          <table:table-cell office:value-type="string">
            <text:p>78216840G</text:p>
          </table:table-cell>
          <table:table-cell office:value-type="string">
            <text:p>Nicolau Cladera, Bartolomé</text:p>
          </table:table-cell>
          <table:table-cell table:formula="of:=RANDBETWEEN(1;33)" office:value-type="float" office:value="13">
            <text:p>13</text:p>
          </table:table-cell>
          <table:table-cell table:formula="of:=RANDBETWEEN(1;33)" office:value-type="float" office:value="21">
            <text:p>21</text:p>
          </table:table-cell>
          <table:table-cell table:formula="of:=IF([.C25]=[.D25];&quot;iguals&quot;;&quot;&quot;)">
            <text:p/>
          </table:table-cell>
        </table:table-row>
        <table:table-row table:style-name="ro3">
          <table:table-cell office:value-type="string">
            <text:p>43206906A</text:p>
          </table:table-cell>
          <table:table-cell office:value-type="string">
            <text:p>Osuna Felipe, Raquel</text:p>
          </table:table-cell>
          <table:table-cell table:formula="of:=RANDBETWEEN(1;33)" office:value-type="float" office:value="23">
            <text:p>23</text:p>
          </table:table-cell>
          <table:table-cell table:formula="of:=RANDBETWEEN(1;33)" office:value-type="float" office:value="28">
            <text:p>28</text:p>
          </table:table-cell>
          <table:table-cell table:formula="of:=IF([.C26]=[.D26];&quot;iguals&quot;;&quot;&quot;)">
            <text:p/>
          </table:table-cell>
        </table:table-row>
        <table:table-row table:style-name="ro3">
          <table:table-cell office:value-type="string">
            <text:p>43167787F</text:p>
          </table:table-cell>
          <table:table-cell office:value-type="string">
            <text:p>Palacios Landi, Fernando</text:p>
          </table:table-cell>
          <table:table-cell table:formula="of:=RANDBETWEEN(1;33)" office:value-type="float" office:value="28">
            <text:p>28</text:p>
          </table:table-cell>
          <table:table-cell table:formula="of:=RANDBETWEEN(1;33)" office:value-type="float" office:value="22">
            <text:p>22</text:p>
          </table:table-cell>
          <table:table-cell table:formula="of:=IF([.C27]=[.D27];&quot;iguals&quot;;&quot;&quot;)">
            <text:p/>
          </table:table-cell>
        </table:table-row>
        <table:table-row table:style-name="ro3">
          <table:table-cell office:value-type="string">
            <text:p>43149900Z</text:p>
          </table:table-cell>
          <table:table-cell office:value-type="string">
            <text:p>Pedraza Garcia, Leandro</text:p>
          </table:table-cell>
          <table:table-cell table:formula="of:=RANDBETWEEN(1;33)" office:value-type="float" office:value="32">
            <text:p>32</text:p>
          </table:table-cell>
          <table:table-cell table:formula="of:=RANDBETWEEN(1;33)" office:value-type="float" office:value="26">
            <text:p>26</text:p>
          </table:table-cell>
          <table:table-cell table:formula="of:=IF([.C28]=[.D28];&quot;iguals&quot;;&quot;&quot;)">
            <text:p/>
          </table:table-cell>
        </table:table-row>
        <table:table-row table:style-name="ro3">
          <table:table-cell office:value-type="string">
            <text:p>43171461R</text:p>
          </table:table-cell>
          <table:table-cell office:value-type="string">
            <text:p>Rodríguez Pizá, Iván</text:p>
          </table:table-cell>
          <table:table-cell table:formula="of:=RANDBETWEEN(1;33)" office:value-type="float" office:value="30">
            <text:p>30</text:p>
          </table:table-cell>
          <table:table-cell table:formula="of:=RANDBETWEEN(1;33)" office:value-type="float" office:value="29">
            <text:p>29</text:p>
          </table:table-cell>
          <table:table-cell table:formula="of:=IF([.C29]=[.D29];&quot;iguals&quot;;&quot;&quot;)">
            <text:p/>
          </table:table-cell>
        </table:table-row>
        <table:table-row table:style-name="ro3">
          <table:table-cell office:value-type="string">
            <text:p>43186065T</text:p>
          </table:table-cell>
          <table:table-cell office:value-type="string">
            <text:p>Rodríguez Tello, Ángel</text:p>
          </table:table-cell>
          <table:table-cell table:formula="of:=RANDBETWEEN(1;33)" office:value-type="float" office:value="15">
            <text:p>15</text:p>
          </table:table-cell>
          <table:table-cell table:formula="of:=RANDBETWEEN(1;33)" office:value-type="float" office:value="16">
            <text:p>16</text:p>
          </table:table-cell>
          <table:table-cell table:formula="of:=IF([.C30]=[.D30];&quot;iguals&quot;;&quot;&quot;)">
            <text:p/>
          </table:table-cell>
        </table:table-row>
        <table:table-row table:style-name="ro3">
          <table:table-cell office:value-type="string">
            <text:p>43077644R</text:p>
          </table:table-cell>
          <table:table-cell office:value-type="string">
            <text:p>Rossello Ferragut, Mª del Carme</text:p>
          </table:table-cell>
          <table:table-cell table:formula="of:=RANDBETWEEN(1;33)" office:value-type="float" office:value="28">
            <text:p>28</text:p>
          </table:table-cell>
          <table:table-cell table:formula="of:=RANDBETWEEN(1;33)" office:value-type="float" office:value="24">
            <text:p>24</text:p>
          </table:table-cell>
          <table:table-cell table:formula="of:=IF([.C31]=[.D31];&quot;iguals&quot;;&quot;&quot;)">
            <text:p/>
          </table:table-cell>
        </table:table-row>
        <table:table-row table:style-name="ro3">
          <table:table-cell office:value-type="string">
            <text:p>43170734X</text:p>
          </table:table-cell>
          <table:table-cell office:value-type="string">
            <text:p>Sánchez Castillo, Jordi</text:p>
          </table:table-cell>
          <table:table-cell table:formula="of:=RANDBETWEEN(1;33)" office:value-type="float" office:value="20">
            <text:p>20</text:p>
          </table:table-cell>
          <table:table-cell table:formula="of:=RANDBETWEEN(1;33)" office:value-type="float" office:value="33">
            <text:p>33</text:p>
          </table:table-cell>
          <table:table-cell table:formula="of:=IF([.C32]=[.D32];&quot;iguals&quot;;&quot;&quot;)">
            <text:p/>
          </table:table-cell>
        </table:table-row>
        <table:table-row table:style-name="ro3">
          <table:table-cell office:value-type="string">
            <text:p>43178386A</text:p>
          </table:table-cell>
          <table:table-cell office:value-type="string">
            <text:p>Sastre Vicens, Jaime</text:p>
          </table:table-cell>
          <table:table-cell table:formula="of:=RANDBETWEEN(1;33)" office:value-type="float" office:value="29">
            <text:p>29</text:p>
          </table:table-cell>
          <table:table-cell table:formula="of:=RANDBETWEEN(1;33)" office:value-type="float" office:value="6">
            <text:p>6</text:p>
          </table:table-cell>
          <table:table-cell table:formula="of:=IF([.C33]=[.D33];&quot;iguals&quot;;&quot;&quot;)">
            <text:p/>
          </table:table-cell>
        </table:table-row>
        <table:table-row table:style-name="ro3">
          <table:table-cell office:value-type="string">
            <text:p>43183867X</text:p>
          </table:table-cell>
          <table:table-cell office:value-type="string">
            <text:p>Sealey Cabrer, Marc Antonio</text:p>
          </table:table-cell>
          <table:table-cell table:formula="of:=RANDBETWEEN(1;33)" office:value-type="float" office:value="22">
            <text:p>22</text:p>
          </table:table-cell>
          <table:table-cell table:formula="of:=RANDBETWEEN(1;33)" office:value-type="float" office:value="33">
            <text:p>33</text:p>
          </table:table-cell>
          <table:table-cell table:formula="of:=IF([.C34]=[.D34];&quot;iguals&quot;;&quot;&quot;)">
            <text:p/>
          </table:table-cell>
        </table:table-row>
        <table:table-row table:style-name="ro3">
          <table:table-cell office:value-type="string">
            <text:p>43220478M</text:p>
          </table:table-cell>
          <table:table-cell office:value-type="string">
            <text:p>Segura Calvet, Fernando</text:p>
          </table:table-cell>
          <table:table-cell table:formula="of:=RANDBETWEEN(1;33)" office:value-type="float" office:value="11">
            <text:p>11</text:p>
          </table:table-cell>
          <table:table-cell table:formula="of:=RANDBETWEEN(1;33)" office:value-type="float" office:value="5">
            <text:p>5</text:p>
          </table:table-cell>
          <table:table-cell table:formula="of:=IF([.C35]=[.D35];&quot;iguals&quot;;&quot;&quot;)">
            <text:p/>
          </table:table-cell>
        </table:table-row>
        <table:table-row table:style-name="ro3">
          <table:table-cell office:value-type="string">
            <text:p>41523955P</text:p>
          </table:table-cell>
          <table:table-cell office:value-type="string">
            <text:p>Socias Vallori, Rafel</text:p>
          </table:table-cell>
          <table:table-cell table:formula="of:=RANDBETWEEN(1;33)" office:value-type="float" office:value="27">
            <text:p>27</text:p>
          </table:table-cell>
          <table:table-cell table:formula="of:=RANDBETWEEN(1;33)" office:value-type="float" office:value="6">
            <text:p>6</text:p>
          </table:table-cell>
          <table:table-cell table:formula="of:=IF([.C36]=[.D36];&quot;iguals&quot;;&quot;&quot;)">
            <text:p/>
          </table:table-cell>
        </table:table-row>
        <table:table-row table:style-name="ro3">
          <table:table-cell office:value-type="string">
            <text:p>41539049Z</text:p>
          </table:table-cell>
          <table:table-cell office:value-type="string">
            <text:p>Tomàs Cañellas, Antoni Simó</text:p>
          </table:table-cell>
          <table:table-cell table:formula="of:=RANDBETWEEN(1;33)" office:value-type="float" office:value="13">
            <text:p>13</text:p>
          </table:table-cell>
          <table:table-cell table:formula="of:=RANDBETWEEN(1;33)" office:value-type="float" office:value="3">
            <text:p>3</text:p>
          </table:table-cell>
          <table:table-cell table:formula="of:=IF([.C37]=[.D37];&quot;iguals&quot;;&quot;&quot;)">
            <text:p/>
          </table:table-cell>
        </table:table-row>
        <table:table-row table:style-name="ro3">
          <table:table-cell office:value-type="string">
            <text:p>X3244375H</text:p>
          </table:table-cell>
          <table:table-cell office:value-type="string">
            <text:p>Triana Valencia, Rubén Darío</text:p>
          </table:table-cell>
          <table:table-cell table:formula="of:=RANDBETWEEN(1;33)" office:value-type="float" office:value="15">
            <text:p>15</text:p>
          </table:table-cell>
          <table:table-cell table:formula="of:=RANDBETWEEN(1;33)" office:value-type="float" office:value="17">
            <text:p>17</text:p>
          </table:table-cell>
          <table:table-cell table:formula="of:=IF([.C38]=[.D38];&quot;iguals&quot;;&quot;&quot;)">
            <text:p/>
          </table:table-cell>
        </table:table-row>
        <table:table-row table:style-name="ro3">
          <table:table-cell office:value-type="string">
            <text:p>43146951D</text:p>
          </table:table-cell>
          <table:table-cell office:value-type="string">
            <text:p>Trigo Yerga, Beatriz</text:p>
          </table:table-cell>
          <table:table-cell table:formula="of:=RANDBETWEEN(1;33)" office:value-type="float" office:value="25">
            <text:p>25</text:p>
          </table:table-cell>
          <table:table-cell table:formula="of:=RANDBETWEEN(1;33)" office:value-type="float" office:value="26">
            <text:p>26</text:p>
          </table:table-cell>
          <table:table-cell table:formula="of:=IF([.C39]=[.D39];&quot;iguals&quot;;&quot;&quot;)">
            <text:p/>
          </table:table-cell>
        </table:table-row>
        <table:table-row table:style-name="ro3">
          <table:table-cell office:value-type="string">
            <text:p>43193486S</text:p>
          </table:table-cell>
          <table:table-cell office:value-type="string">
            <text:p>Vázquez Nicolau, Cristina</text:p>
          </table:table-cell>
          <table:table-cell table:formula="of:=RANDBETWEEN(1;33)" office:value-type="float" office:value="32">
            <text:p>32</text:p>
          </table:table-cell>
          <table:table-cell table:formula="of:=RANDBETWEEN(1;33)" office:value-type="float" office:value="23">
            <text:p>23</text:p>
          </table:table-cell>
          <table:table-cell table:formula="of:=IF([.C40]=[.D40];&quot;iguals&quot;;&quot;&quot;)">
            <text:p/>
          </table:table-cell>
        </table:table-row>
        <table:table-row table:style-name="ro3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formula="of:=RANDBETWEEN(1;33)" office:value-type="float" office:value="20">
            <text:p>20</text:p>
          </table:table-cell>
          <table:table-cell table:formula="of:=RANDBETWEEN(1;33)" office:value-type="float" office:value="33">
            <text:p>33</text:p>
          </table:table-cell>
          <table:table-cell table:formula="of:=IF([.C41]=[.D41];&quot;iguals&quot;;&quot;&quot;)">
            <text:p/>
          </table:table-cell>
        </table:table-row>
        <table:table-row table:style-name="ro3">
          <table:table-cell office:value-type="string">
            <text:p>43165787P</text:p>
          </table:table-cell>
          <table:table-cell office:value-type="string">
            <text:p>Vidal Ripoll, Juan</text:p>
          </table:table-cell>
          <table:table-cell table:formula="of:=RANDBETWEEN(1;33)" office:value-type="float" office:value="20">
            <text:p>20</text:p>
          </table:table-cell>
          <table:table-cell table:formula="of:=RANDBETWEEN(1;33)" office:value-type="float" office:value="3">
            <text:p>3</text:p>
          </table:table-cell>
          <table:table-cell table:formula="of:=IF([.C42]=[.D42];&quot;iguals&quot;;&quot;&quot;)">
            <text:p/>
          </table:table-cell>
        </table:table-row>
        <table:table-row table:style-name="ro3">
          <table:table-cell office:value-type="string">
            <text:p>43176857S</text:p>
          </table:table-cell>
          <table:table-cell office:value-type="string">
            <text:p>Vidal Serra, Pablo</text:p>
          </table:table-cell>
          <table:table-cell table:formula="of:=RANDBETWEEN(1;33)" office:value-type="float" office:value="2">
            <text:p>2</text:p>
          </table:table-cell>
          <table:table-cell table:formula="of:=RANDBETWEEN(1;33)" office:value-type="float" office:value="15">
            <text:p>15</text:p>
          </table:table-cell>
          <table:table-cell table:formula="of:=IF([.C43]=[.D43];&quot;iguals&quot;;&quot;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00:51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26T00:51:39.84</dc:date>
    <meta:editing-duration>PT04H21M19S</meta:editing-duration>
    <meta:editing-cycles>15</meta:editing-cycles>
    <meta:generator>OpenOffice.org/3.0$Win32 OpenOffice.org_project/300m9$Build-9358</meta:generator>
    <dc:creator>joseluis</dc:creator>
    <meta:document-statistic meta:table-count="1" meta:cell-count="20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